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Marian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fr" style:country-asian="FR" style:font-style-asian="normal" style:font-weight-asian="normal" style:font-name-complex="Marianne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Marian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fr" style:country-asian="FR" style:font-style-asian="normal" style:font-weight-asian="normal" style:font-name-complex="Marianne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51pt solid #000000" fo:border-top="0.51pt solid #000000"/>
      <style:paragraph-properties fo:text-align="center"/>
      <style:text-properties fo:color="#000000" style:text-outline="false" style:text-line-through-style="none" style:text-line-through-type="none" style:font-name="Marian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fr" style:country-asian="FR" style:font-style-asian="normal" style:font-weight-asian="normal" style:font-name-complex="Marianne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Marian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fr" style:country-asian="FR" style:font-style-asian="normal" style:font-weight-asian="normal" style:font-name-complex="Marianne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nsemble" table:style-name="ta1">
        <table:shapes>
          <draw:frame draw:z-index="0" draw:style-name="gr1" draw:text-style-name="P1" svg:width="13.153cm" svg:height="9.137cm" svg:x="0cm" svg:y="0cm">
            <draw:object draw:notify-on-update-of-ranges="Ensemble.F2:Ensemble.F4 Ensemble.G2:Ensemble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131cm" svg:y="9.012cm">
            <draw:object draw:notify-on-update-of-ranges="Ensemble.A42:Ensemble.A49 Ensemble.B41:Ensemble.B41 Ensemble.B42:Ensemble.B49 Ensemble.C41:Ensemble.C41 Ensemble.C42:Ensemble.C49 Ensemble.D41:Ensemble.D41 Ensemble.D42:Ensemble.D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type</text:p>
          </table:table-cell>
          <table:table-cell office:value-type="string" calcext:value-type="string">
            <text:p>nombre de contrôles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ACM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EAPS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SC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number-rows-repeated="36">
          <table:table-cell table:number-columns-repeated="7"/>
        </table:table-row>
        <table:table-row table:style-name="ro1">
          <table:table-cell office:value-type="string" calcext:value-type="string">
            <text:p>dep</text:p>
          </table:table-cell>
          <table:table-cell office:value-type="string" calcext:value-type="string">
            <text:p>ACM</text:p>
          </table:table-cell>
          <table:table-cell office:value-type="string" calcext:value-type="string">
            <text:p>EAP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nquêtes EAPS</text:p>
          </table:table-cell>
          <table:table-cell office:value-type="string" calcext:value-type="string">
            <text:p>Enquêtes ACM</text:p>
          </table:table-cell>
        </table:table-row>
        <table:table-row table:style-name="ro1">
          <table:table-cell table:style-name="ce1" office:value-type="string" calcext:value-type="string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7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FC</text:p>
          </table:table-cell>
          <table:table-cell table:style-name="ce1" table:formula="of:=SUM([.B42:.B49])" office:value-type="float" office:value="207" calcext:value-type="float">
            <text:p>207</text:p>
          </table:table-cell>
          <table:table-cell table:style-name="ce1" table:formula="of:=SUM([.C42:.C49])" office:value-type="float" office:value="222" calcext:value-type="float">
            <text:p>222</text:p>
          </table:table-cell>
          <table:table-cell table:style-name="ce1" table:formula="of:=SUM([.D42:.D49])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F42:.F49])" office:value-type="float" office:value="13" calcext:value-type="float">
            <text:p>13</text:p>
          </table:table-cell>
          <table:table-cell table:style-name="ce1" table:formula="of:=SUM([.G42:.G49])" office:value-type="float" office:value="17" calcext:value-type="float">
            <text:p>17</text:p>
          </table:table-cell>
        </table:table-row>
      </table:table>
      <table:table table:name="ACM" table:style-name="ta1" table:print-ranges="ACM.A1:ACM.N62">
        <table:shapes>
          <draw:frame draw:z-index="0" draw:style-name="gr1" draw:text-style-name="P1" svg:width="15.999cm" svg:height="8.999cm" svg:x="0cm" svg:y="0cm">
            <draw:object draw:notify-on-update-of-ranges="ACM.A30:ACM.A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7.07cm" svg:height="9.005cm" svg:x="16.301cm" svg:y="0cm">
            <draw:object draw:notify-on-update-of-ranges="ACM.A22:ACM.A29 ACM.B21:ACM.B21 ACM.B22:ACM.B29 ACM.E21:ACM.E21 ACM.E22:ACM.E29 ACM.H21:ACM.H21 ACM.H22:ACM.H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31.254cm" svg:height="14.104cm" svg:x="0.715cm" svg:y="13.626cm">
            <draw:object draw:notify-on-update-of-ranges="ACM.A22:ACM.A29 ACM.D21:ACM.D21 ACM.D22:ACM.D29 ACM.G21:ACM.G21 ACM.G22:ACM.G29 ACM.J21:ACM.J21 ACM.J22:ACM.J29 ACM.M21:ACM.M21 ACM.M22:ACM.M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3" table:number-columns-repeated="16371" table:default-cell-style-name="Default"/>
        <table:table-row table:style-name="ro1" table:number-rows-repeated="20">
          <table:table-cell table:number-columns-repeated="16384"/>
        </table:table-row>
        <table:table-row table:style-name="ro1">
          <table:table-cell office:value-type="string" calcext:value-type="string">
            <text:p>dep</text:p>
          </table:table-cell>
          <table:table-cell office:value-type="string" calcext:value-type="string">
            <text:p>Avec hébergement</text:p>
          </table:table-cell>
          <table:table-cell office:value-type="string" calcext:value-type="string">
            <text:p>structures avec hébergement</text:p>
          </table:table-cell>
          <table:table-cell office:value-type="string" calcext:value-type="string">
            <text:p>avec hébergement</text:p>
          </table:table-cell>
          <table:table-cell office:value-type="string" calcext:value-type="string">
            <text:p>Sans hébergement</text:p>
          </table:table-cell>
          <table:table-cell office:value-type="string" calcext:value-type="string">
            <text:p>structures sans hébergement</text:p>
          </table:table-cell>
          <table:table-cell office:value-type="string" calcext:value-type="string">
            <text:p>sans hébergement</text:p>
          </table:table-cell>
          <table:table-cell office:value-type="string" calcext:value-type="string">
            <text:p>Scoutisme</text:p>
          </table:table-cell>
          <table:table-cell office:value-type="string" calcext:value-type="string">
            <text:p>structures scout</text:p>
          </table:table-cell>
          <table:table-cell office:value-type="string" calcext:value-type="string">
            <text:p>scoutisme</text:p>
          </table:table-cell>
          <table:table-cell office:value-type="string" calcext:value-type="string">
            <text:p>Contrôles</text:p>
          </table:table-cell>
          <table:table-cell office:value-type="string" calcext:value-type="string">
            <text:p>structures</text:p>
          </table:table-cell>
          <table:table-cell office:value-type="string" calcext:value-type="string">
            <text:p>Ensemble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style-name="ce3" table:formula="of:=100*[.B22]/[.C22]" office:value-type="float" office:value="10.6382978723404" calcext:value-type="float">
            <text:p>10,64</text:p>
          </table:table-cell>
          <table:table-cell office:value-type="float" office:value="14" calcext:value-type="float">
            <text:p>14</text:p>
          </table:table-cell>
          <table:table-cell office:value-type="float" office:value="1053" calcext:value-type="float">
            <text:p>1053</text:p>
          </table:table-cell>
          <table:table-cell table:style-name="ce3" table:formula="of:=100*[.E22]/[.F22]" office:value-type="float" office:value="1.329534662868" calcext:value-type="float">
            <text:p>1,33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style-name="ce3" table:formula="of:=100*[.H22]/[.I22]" office:value-type="float" office:value="4.10958904109589" calcext:value-type="float">
            <text:p>4,11</text:p>
          </table:table-cell>
          <table:table-cell office:value-type="float" office:value="27" calcext:value-type="float">
            <text:p>27</text:p>
          </table:table-cell>
          <table:table-cell office:value-type="float" office:value="1220" calcext:value-type="float">
            <text:p>1220</text:p>
          </table:table-cell>
          <table:table-cell table:style-name="ce3" table:formula="of:=100*[.K22]/[.L22]" office:value-type="float" office:value="2.21311475409836" calcext:value-type="float">
            <text:p>2,21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table:style-name="ce3" table:formula="of:=100*[.B23]/[.C23]" office:value-type="float" office:value="4.13223140495868" calcext:value-type="float">
            <text:p>4,13</text:p>
          </table:table-cell>
          <table:table-cell office:value-type="float" office:value="35" calcext:value-type="float">
            <text:p>35</text:p>
          </table:table-cell>
          <table:table-cell office:value-type="float" office:value="1324" calcext:value-type="float">
            <text:p>1324</text:p>
          </table:table-cell>
          <table:table-cell table:style-name="ce3" table:formula="of:=100*[.E23]/[.F23]" office:value-type="float" office:value="2.64350453172205" calcext:value-type="float">
            <text:p>2,6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style-name="ce3" table:formula="of:=100*[.H23]/[.I23]" office:value-type="float" office:value="0.884955752212389" calcext:value-type="float">
            <text:p>0,88</text:p>
          </table:table-cell>
          <table:table-cell office:value-type="float" office:value="46" calcext:value-type="float">
            <text:p>46</text:p>
          </table:table-cell>
          <table:table-cell office:value-type="float" office:value="1679" calcext:value-type="float">
            <text:p>1679</text:p>
          </table:table-cell>
          <table:table-cell table:style-name="ce3" table:formula="of:=100*[.K23]/[.L23]" office:value-type="float" office:value="2.73972602739726" calcext:value-type="float">
            <text:p>2,74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style-name="ce3" table:formula="of:=100*[.B24]/[.C24]" office:value-type="float" office:value="6.12244897959184" calcext:value-type="float">
            <text:p>6,12</text:p>
          </table:table-cell>
          <table:table-cell office:value-type="float" office:value="27" calcext:value-type="float">
            <text:p>27</text:p>
          </table:table-cell>
          <table:table-cell office:value-type="float" office:value="631" calcext:value-type="float">
            <text:p>631</text:p>
          </table:table-cell>
          <table:table-cell table:style-name="ce3" table:formula="of:=100*[.E24]/[.F24]" office:value-type="float" office:value="4.27892234548336" calcext:value-type="float">
            <text:p>4,2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3" table:formula="of:=100*[.H24]/[.I24]" office:value-type="float" office:value="4.54545454545455" calcext:value-type="float">
            <text:p>4,55</text:p>
          </table:table-cell>
          <table:table-cell office:value-type="float" office:value="31" calcext:value-type="float">
            <text:p>31</text:p>
          </table:table-cell>
          <table:table-cell office:value-type="float" office:value="702" calcext:value-type="float">
            <text:p>702</text:p>
          </table:table-cell>
          <table:table-cell table:style-name="ce3" table:formula="of:=100*[.K24]/[.L24]" office:value-type="float" office:value="4.41595441595442" calcext:value-type="float">
            <text:p>4,4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style-name="ce3" table:formula="of:=100*[.B25]/[.C25]" office:value-type="float" office:value="5" calcext:value-type="float">
            <text:p>5,00</text:p>
          </table:table-cell>
          <table:table-cell office:value-type="float" office:value="12" calcext:value-type="float">
            <text:p>12</text:p>
          </table:table-cell>
          <table:table-cell office:value-type="float" office:value="702" calcext:value-type="float">
            <text:p>702</text:p>
          </table:table-cell>
          <table:table-cell table:style-name="ce3" table:formula="of:=100*[.E25]/[.F25]" office:value-type="float" office:value="1.70940170940171" calcext:value-type="float">
            <text:p>1,7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3" table:formula="of:=100*[.H25]/[.I25]" office:value-type="float" office:value="0" calcext:value-type="float">
            <text:p>0,00</text:p>
          </table:table-cell>
          <table:table-cell office:value-type="float" office:value="27" calcext:value-type="float">
            <text:p>27</text:p>
          </table:table-cell>
          <table:table-cell office:value-type="float" office:value="1072" calcext:value-type="float">
            <text:p>1072</text:p>
          </table:table-cell>
          <table:table-cell table:style-name="ce3" table:formula="of:=100*[.K25]/[.L25]" office:value-type="float" office:value="2.51865671641791" calcext:value-type="float">
            <text:p>2,5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style-name="ce3" table:formula="of:=100*[.B26]/[.C26]" office:value-type="float" office:value="13.6363636363636" calcext:value-type="float">
            <text:p>13,64</text:p>
          </table:table-cell>
          <table:table-cell office:value-type="float" office:value="7" calcext:value-type="float">
            <text:p>7</text:p>
          </table:table-cell>
          <table:table-cell office:value-type="float" office:value="474" calcext:value-type="float">
            <text:p>474</text:p>
          </table:table-cell>
          <table:table-cell table:style-name="ce3" table:formula="of:=100*[.E26]/[.F26]" office:value-type="float" office:value="1.47679324894515" calcext:value-type="float">
            <text:p>1,4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style-name="ce3" table:formula="of:=100*[.H26]/[.I26]" office:value-type="float" office:value="2.04081632653061" calcext:value-type="float">
            <text:p>2,04</text:p>
          </table:table-cell>
          <table:table-cell office:value-type="float" office:value="23" calcext:value-type="float">
            <text:p>23</text:p>
          </table:table-cell>
          <table:table-cell office:value-type="float" office:value="633" calcext:value-type="float">
            <text:p>633</text:p>
          </table:table-cell>
          <table:table-cell table:style-name="ce3" table:formula="of:=100*[.K26]/[.L26]" office:value-type="float" office:value="3.63349131121643" calcext:value-type="float">
            <text:p>3,63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table:style-name="ce3" table:formula="of:=100*[.B27]/[.C27]" office:value-type="float" office:value="0.636942675159236" calcext:value-type="float">
            <text:p>0,64</text:p>
          </table:table-cell>
          <table:table-cell office:value-type="float" office:value="10" calcext:value-type="float">
            <text:p>10</text:p>
          </table:table-cell>
          <table:table-cell office:value-type="float" office:value="924" calcext:value-type="float">
            <text:p>924</text:p>
          </table:table-cell>
          <table:table-cell table:style-name="ce3" table:formula="of:=100*[.E27]/[.F27]" office:value-type="float" office:value="1.08225108225108" calcext:value-type="float">
            <text:p>1,08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style-name="ce3" table:formula="of:=100*[.H27]/[.I27]" office:value-type="float" office:value="1.63934426229508" calcext:value-type="float">
            <text:p>1,64</text:p>
          </table:table-cell>
          <table:table-cell office:value-type="float" office:value="13" calcext:value-type="float">
            <text:p>13</text:p>
          </table:table-cell>
          <table:table-cell office:value-type="float" office:value="1203" calcext:value-type="float">
            <text:p>1203</text:p>
          </table:table-cell>
          <table:table-cell table:style-name="ce3" table:formula="of:=100*[.K27]/[.L27]" office:value-type="float" office:value="1.08063175394846" calcext:value-type="float">
            <text:p>1,08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207" calcext:value-type="float">
            <text:p>207</text:p>
          </table:table-cell>
          <table:table-cell table:style-name="ce3" table:formula="of:=100*[.B28]/[.C28]" office:value-type="float" office:value="5.31400966183575" calcext:value-type="float">
            <text:p>5,31</text:p>
          </table:table-cell>
          <table:table-cell office:value-type="float" office:value="15" calcext:value-type="float">
            <text:p>15</text:p>
          </table:table-cell>
          <table:table-cell office:value-type="float" office:value="681" calcext:value-type="float">
            <text:p>681</text:p>
          </table:table-cell>
          <table:table-cell table:style-name="ce3" table:formula="of:=100*[.E28]/[.F28]" office:value-type="float" office:value="2.20264317180617" calcext:value-type="float">
            <text:p>2,2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style-name="ce3" table:formula="of:=100*[.H28]/[.I28]" office:value-type="float" office:value="2.1978021978022" calcext:value-type="float">
            <text:p>2,20</text:p>
          </table:table-cell>
          <table:table-cell office:value-type="float" office:value="28" calcext:value-type="float">
            <text:p>28</text:p>
          </table:table-cell>
          <table:table-cell office:value-type="float" office:value="979" calcext:value-type="float">
            <text:p>979</text:p>
          </table:table-cell>
          <table:table-cell table:style-name="ce3" table:formula="of:=100*[.K28]/[.L28]" office:value-type="float" office:value="2.86006128702758" calcext:value-type="float">
            <text:p>2,86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3" table:formula="of:=100*[.B29]/[.C29]" office:value-type="float" office:value="4.54545454545455" calcext:value-type="float">
            <text:p>4,55</text:p>
          </table:table-cell>
          <table:table-cell office:value-type="float" office:value="11" calcext:value-type="float">
            <text:p>11</text:p>
          </table:table-cell>
          <table:table-cell office:value-type="float" office:value="331" calcext:value-type="float">
            <text:p>331</text:p>
          </table:table-cell>
          <table:table-cell table:style-name="ce3" table:formula="of:=100*[.E29]/[.F29]" office:value-type="float" office:value="3.32326283987915" calcext:value-type="float">
            <text:p>3,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3" table:formula="of:=100*[.H29]/[.I29]" office:value-type="float" office:value="0" calcext:value-type="float">
            <text:p>0,00</text:p>
          </table:table-cell>
          <table:table-cell office:value-type="float" office:value="12" calcext:value-type="float">
            <text:p>12</text:p>
          </table:table-cell>
          <table:table-cell office:value-type="float" office:value="366" calcext:value-type="float">
            <text:p>366</text:p>
          </table:table-cell>
          <table:table-cell table:style-name="ce3" table:formula="of:=100*[.K29]/[.L29]" office:value-type="float" office:value="3.27868852459016" calcext:value-type="float">
            <text:p>3,28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BFC</text:p>
          </table:table-cell>
          <table:table-cell table:style-name="ce1" table:formula="of:=SUM([.B22:.B29])" office:value-type="float" office:value="66" calcext:value-type="float">
            <text:p>66</text:p>
          </table:table-cell>
          <table:table-cell table:style-name="ce1" table:formula="of:=SUM([.C22:.C29])" office:value-type="float" office:value="1181" calcext:value-type="float">
            <text:p>1181</text:p>
          </table:table-cell>
          <table:table-cell table:style-name="ce4" table:formula="of:=100*[.B30]/[.C30]" office:value-type="float" office:value="5.58848433530906" calcext:value-type="float">
            <text:p>5,59</text:p>
          </table:table-cell>
          <table:table-cell table:style-name="ce1" table:formula="of:=SUM([.E22:.E29])" office:value-type="float" office:value="131" calcext:value-type="float">
            <text:p>131</text:p>
          </table:table-cell>
          <table:table-cell table:style-name="ce1" table:formula="of:=SUM([.F22:.F29])" office:value-type="float" office:value="6120" calcext:value-type="float">
            <text:p>6120</text:p>
          </table:table-cell>
          <table:table-cell table:style-name="ce4" table:formula="of:=100*[.E30]/[.F30]" office:value-type="float" office:value="2.14052287581699" calcext:value-type="float">
            <text:p>2,14</text:p>
          </table:table-cell>
          <table:table-cell table:style-name="ce1" table:formula="of:=SUM([.H22:.H29])" office:value-type="float" office:value="10" calcext:value-type="float">
            <text:p>10</text:p>
          </table:table-cell>
          <table:table-cell table:style-name="ce1" table:formula="of:=SUM([.I22:.I29])" office:value-type="float" office:value="553" calcext:value-type="float">
            <text:p>553</text:p>
          </table:table-cell>
          <table:table-cell table:style-name="ce4" table:formula="of:=100*[.H30]/[.I30]" office:value-type="float" office:value="1.80831826401447" calcext:value-type="float">
            <text:p>1,81</text:p>
          </table:table-cell>
          <table:table-cell table:style-name="ce1" table:formula="of:=SUM([.K22:.K29])" office:value-type="float" office:value="207" calcext:value-type="float">
            <text:p>207</text:p>
          </table:table-cell>
          <table:table-cell table:style-name="ce1" table:formula="of:=SUM([.L22:.L29])" office:value-type="float" office:value="7854" calcext:value-type="float">
            <text:p>7854</text:p>
          </table:table-cell>
          <table:table-cell table:style-name="ce4" table:formula="of:=100*[.K30]/[.L30]" office:value-type="float" office:value="2.63559969442322" calcext:value-type="float">
            <text:p>2,64</text:p>
          </table:table-cell>
          <table:table-cell table:style-name="ce1" table:number-columns-repeated="16371"/>
        </table:table-row>
      </table:table>
      <table:table table:name="EAPS" table:style-name="ta1">
        <table:shapes>
          <draw:frame draw:z-index="0" draw:style-name="gr1" draw:text-style-name="P1" svg:width="15.999cm" svg:height="8.999cm" svg:x="0.034cm" svg:y="0.021cm">
            <draw:object draw:notify-on-update-of-ranges="EAPS.A23:EAPS.A30 EAPS.B23:EAPS.B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1">
          <table:table-cell table:number-columns-repeated="2"/>
        </table:table-row>
        <table:table-row table:style-name="ro1">
          <table:table-cell/>
          <table:table-cell office:value-type="string" calcext:value-type="string">
            <text:p>EAPS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FC</text:p>
          </table:table-cell>
          <table:table-cell table:formula="of:=SUM([.B23:.B30])" office:value-type="float" office:value="222" calcext:value-type="float">
            <text:p>222</text:p>
          </table:table-cell>
        </table:table-row>
      </table:table>
      <table:table table:name="SC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C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enquêtes" table:style-name="ta1">
        <table:table-column table:style-name="co3" table:default-cell-style-name="ce10"/>
        <table:table-column table:style-name="co3" table:number-columns-repeated="2" table:default-cell-style-name="ce12"/>
        <table:table-row table:style-name="ro1"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Enquêtes administratives</text:p>
          </table:table-cell>
          <table:table-cell table:style-name="ce11" office:value-type="string" calcext:value-type="string">
            <text:p>EAPS</text:p>
          </table:table-cell>
          <table:table-cell table:style-name="ce11" office:value-type="string" calcext:value-type="string">
            <text:p>ACM</text:p>
          </table:table-cell>
        </table:table-row>
        <table:table-row table:style-name="ro2">
          <table:table-cell office:value-type="string" calcext:value-type="string">
            <text:p>SDJES 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DJES 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DJES 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JES 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JES 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DJES 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DJES 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DJES 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09:22:28.6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6T11:49:34.842000000</dc:date>
    <meta:editing-duration>PT3H45M57S</meta:editing-duration>
    <meta:editing-cycles>16</meta:editing-cycles>
    <meta:generator>LibreOffice/7.5.3.2$Windows_X86_64 LibreOffice_project/9f56dff12ba03b9acd7730a5a481eea045e468f3</meta:generator>
    <meta:document-statistic meta:table-count="5" meta:cell-count="265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-color="#004586" fo:wrap-option="wrap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 draw:opacity="50%"/>
    </style:style>
    <style:style style:name="ch9" style:family="chart">
      <style:chart-properties chart:solid-type="cuboid"/>
      <style:graphic-properties draw:fill-color="#ff420e" draw:opacity="50%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54cm" svg:height="9.138cm" xlink:href=".." xlink:type="simple" chart:class="chart:ring" chart:style-name="ch1">
        <chart:title svg:x="4.43cm" svg:y="0.318cm" chart:style-name="ch2">
          <text:p>Nombre de contrôles</text:p>
        </chart:title>
        <chart:plot-area chart:style-name="ch3" table:cell-range-address="Ensemble.F2:Ensemble.G4" chart:data-source-has-labels="column" svg:x="0.263cm" svg:y="1.279cm" svg:width="12.628cm" svg:height="7.677cm">
          <chart:coordinate-region svg:x="2.739cm" svg:y="1.28cm" svg:width="7.675cm" svg:height="7.675cm"/>
          <chart:axis chart:dimension="x" chart:name="primary-x" chart:style-name="ch4" chartooo:axis-type="auto">
            <chartooo:date-scale/>
            <chart:categories table:cell-range-address="Ensemble.F2:Ensemble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semble.G2:Ensemble.G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ACM</text:p>
                <draw:g>
                  <svg:desc>Ensemble.F2:Ensemble.F4</svg:desc>
                </draw:g>
              </table:table-cell>
              <table:table-cell office:value-type="float" office:value="179">
                <text:p>179</text:p>
                <draw:g>
                  <svg:desc>Ensemble.G2:Ensemble.G4</svg:desc>
                </draw:g>
              </table:table-cell>
            </table:table-row>
            <table:table-row>
              <table:table-cell office:value-type="string">
                <text:p>EAPS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SC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 chart:data-label-number="none" chart:data-label-text="false" chart:data-label-symbol="false" chart:data-label-seri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none" chart:data-label-text="false" chart:data-label-symbol="false" chart:data-label-series="true" chart:label-position="center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 chart:data-label-number="none" chart:data-label-text="false" chart:data-label-symbol="false" chart:data-label-series="true" chart:label-position="center"/>
      <style:graphic-properties draw:stroke="none" draw:fill-color="#ff420e" draw:opacity="5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none" chart:data-label-text="false" chart:data-label-symbol="false" chart:data-label-series="true" chart:label-position="center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chart:solid-type="cuboid" chart:data-label-number="none" chart:data-label-text="false" chart:data-label-symbol="false" chart:data-label-series="fals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73cm" svg:y="0.316cm" chart:style-name="ch2">
          <text:p>Nombre de contrôles par département</text:p>
        </chart:title>
        <chart:plot-area chart:style-name="ch3" table:cell-range-address="Ensemble.A41:Ensemble.D49" chart:data-source-has-labels="both" svg:x="0.32cm" svg:y="1.275cm" svg:width="15.36cm" svg:height="7.545cm">
          <chart:coordinate-region svg:x="0.941cm" svg:y="1.275cm" svg:width="14.46cm" svg:height="6.898cm"/>
          <chart:axis chart:dimension="x" chart:name="primary-x" chart:style-name="ch4" chartooo:axis-type="auto">
            <chartooo:date-scale/>
            <chart:categories table:cell-range-address="Ensemble.A42:Ensemble.A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semble.B42:Ensemble.B49" chart:label-cell-address="Ensemble.B41:Ensemble.B41" chart:class="chart:bar">
            <chart:data-point/>
            <chart:data-point chart:style-name="ch8" chart:repeated="2"/>
            <chart:data-point chart:repeated="5"/>
          </chart:series>
          <chart:series chart:style-name="ch9" chart:values-cell-range-address="Ensemble.C42:Ensemble.C49" chart:label-cell-address="Ensemble.C41:Ensemble.C41" chart:class="chart:bar">
            <chart:data-point chart:repeated="8"/>
          </chart:series>
          <chart:series chart:style-name="ch10" chart:values-cell-range-address="Ensemble.D42:Ensemble.D49" chart:label-cell-address="Ensemble.D41:Ensemble.D41" chart:class="chart:bar">
            <chart:data-point chart:style-name="ch8"/>
            <chart:data-point chart:repeated="4"/>
            <chart:data-point chart:style-name="ch11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M</text:p>
                <draw:g>
                  <svg:desc>Ensemble.B41:Ensemble.B41</svg:desc>
                </draw:g>
              </table:table-cell>
              <table:table-cell office:value-type="string">
                <text:p>EAPS</text:p>
                <draw:g>
                  <svg:desc>Ensemble.C41:Ensemble.C41</svg:desc>
                </draw:g>
              </table:table-cell>
              <table:table-cell office:value-type="string">
                <text:p>SC</text:p>
                <draw:g>
                  <svg:desc>Ensemble.D41:Ensemble.D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</text:p>
                <draw:g>
                  <svg:desc>Ensemble.A42:Ensemble.A49</svg:desc>
                </draw:g>
              </table:table-cell>
              <table:table-cell office:value-type="float" office:value="27">
                <text:p>27</text:p>
                <draw:g>
                  <svg:desc>Ensemble.B42:Ensemble.B49</svg:desc>
                </draw:g>
              </table:table-cell>
              <table:table-cell office:value-type="float" office:value="63">
                <text:p>63</text:p>
                <draw:g>
                  <svg:desc>Ensemble.C42:Ensemble.C49</svg:desc>
                </draw:g>
              </table:table-cell>
              <table:table-cell office:value-type="float" office:value="16">
                <text:p>16</text:p>
                <draw:g>
                  <svg:desc>Ensemble.D42:Ensemble.D49</svg:desc>
                </draw:g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series-source="rows" chart:right-angled-axes="true" chart:data-label-number="valu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-color="#3465a4" draw:opacity="50%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729fcf"/>
    </style:style>
    <style:style style:name="ch10" style:family="chart">
      <style:chart-properties chart:solid-type="cuboid"/>
      <style:graphic-properties draw:fill-color="#b4c7d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5.985cm" svg:y="0.316cm" chart:style-name="ch2">
          <text:p>Contrôles des ACM</text:p>
        </chart:title>
        <chart:plot-area chart:style-name="ch3" table:cell-range-address="ACM.B21:ACM.B21 ACM.E21:ACM.E21 ACM.H21:ACM.H21 ACM.A30:ACM.B30 ACM.E30:ACM.E30 ACM.H30:ACM.H30" chart:data-source-has-labels="both" svg:x="0.32cm" svg:y="1.275cm" svg:width="15.36cm" svg:height="7.545cm">
          <chart:coordinate-region svg:x="4.286cm" svg:y="1.276cm" svg:width="7.544cm" svg:height="7.544cm"/>
          <chart:axis chart:dimension="x" chart:name="primary-x" chart:style-name="ch4" chartooo:axis-type="auto">
            <chartooo:date-scale/>
            <chart:categories table:cell-range-address="ACM.B21:ACM.B21 ACM.E21:ACM.E21 ACM.H21:ACM.H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CM.B30:ACM.B30 ACM.E30:ACM.E30 ACM.H30:ACM.H30" chart:label-cell-address="ACM.A30:ACM.A3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c hébergement</text:p>
                <draw:g>
                  <svg:desc>ACM.B21:ACM.B21 ACM.E21:ACM.E21 ACM.H21:ACM.H21</svg:desc>
                </draw:g>
              </table:table-cell>
              <table:table-cell office:value-type="string">
                <text:p>sans hébergement</text:p>
              </table:table-cell>
              <table:table-cell office:value-type="string">
                <text:p>scoutisme</text:p>
              </table:table-cell>
            </table:table-row>
          </table:table-header-rows>
          <table:table-rows>
            <table:table-row>
              <table:table-cell office:value-type="string">
                <text:p>BFC</text:p>
                <draw:g>
                  <svg:desc>ACM.A30:ACM.A30</svg:desc>
                </draw:g>
              </table:table-cell>
              <table:table-cell office:value-type="float" office:value="66">
                <text:p>66</text:p>
                <draw:g>
                  <svg:desc>ACM.B30:ACM.B30 ACM.E30:ACM.E30 ACM.H30:ACM.H30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label-position="center"/>
      <style:graphic-properties draw:stroke="none" draw:fill-color="#3465a4" draw:opacity="50%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center"/>
      <style:graphic-properties draw:stroke="none" draw:fill-color="#729fcf" draw:opacity="50%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label-position="center"/>
      <style:graphic-properties draw:stroke="none" draw:fill-color="#b4c7dc" draw:opacity="50%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71cm" svg:height="9.006cm" xlink:href=".." xlink:type="simple" chart:class="chart:bar" chart:style-name="ch1">
        <chart:title svg:x="4.84cm" svg:y="0.316cm" chart:style-name="ch2">
          <text:p>Contrôles des ACM par département</text:p>
        </chart:title>
        <chart:legend chart:legend-position="end" svg:x="13.432cm" svg:y="3.706cm" style:legend-expansion="high" chart:style-name="ch3"/>
        <chart:plot-area chart:style-name="ch4" table:cell-range-address="ACM.A22:ACM.B29 ACM.A21:ACM.B21 ACM.E21:ACM.E29 ACM.H21:ACM.H29" chart:data-source-has-labels="both" svg:x="0.341cm" svg:y="1.275cm" svg:width="12.75cm" svg:height="7.551cm">
          <chart:coordinate-region svg:x="0.962cm" svg:y="1.275cm" svg:width="11.943cm" svg:height="6.904cm"/>
          <chart:axis chart:dimension="x" chart:name="primary-x" chart:style-name="ch5" chartooo:axis-type="auto">
            <chartooo:date-scale/>
            <chart:categories table:cell-range-address="ACM.A22:ACM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M.B22:ACM.B29" chart:label-cell-address="ACM.B21:ACM.B21" chart:class="chart:bar">
            <chart:data-point chart:repeated="8"/>
          </chart:series>
          <chart:series chart:style-name="ch9" chart:values-cell-range-address="ACM.E22:ACM.E29" chart:label-cell-address="ACM.E21:ACM.E21" chart:class="chart:bar">
            <chart:data-point chart:repeated="8"/>
          </chart:series>
          <chart:series chart:style-name="ch10" chart:values-cell-range-address="ACM.H22:ACM.H29" chart:label-cell-address="ACM.H21:ACM.H21" chart:class="chart:bar">
            <chart:data-point/>
            <chart:data-point chart:style-name="ch1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c hébergement</text:p>
                <draw:g>
                  <svg:desc>ACM.B21:ACM.B21</svg:desc>
                </draw:g>
              </table:table-cell>
              <table:table-cell office:value-type="string">
                <text:p>Sans hébergement</text:p>
                <draw:g>
                  <svg:desc>ACM.E21:ACM.E21</svg:desc>
                </draw:g>
              </table:table-cell>
              <table:table-cell office:value-type="string">
                <text:p>Scoutisme</text:p>
                <draw:g>
                  <svg:desc>ACM.H21:ACM.H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</text:p>
                <draw:g>
                  <svg:desc>ACM.A22:ACM.A29</svg:desc>
                </draw:g>
              </table:table-cell>
              <table:table-cell office:value-type="float" office:value="10">
                <text:p>10</text:p>
                <draw:g>
                  <svg:desc>ACM.B22:ACM.B29</svg:desc>
                </draw:g>
              </table:table-cell>
              <table:table-cell office:value-type="float" office:value="14">
                <text:p>14</text:p>
                <draw:g>
                  <svg:desc>ACM.E22:ACM.E29</svg:desc>
                </draw:g>
              </table:table-cell>
              <table:table-cell office:value-type="float" office:value="3">
                <text:p>3</text:p>
                <draw:g>
                  <svg:desc>ACM.H22:ACM.H29</svg:desc>
                </draw:g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aximum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display-label="true" chart:logarithmic="false" chart:maximum="15" chart:reverse-direction="tru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3465a4" draw:opacity="5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4c7dc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aw:opacity-name="ChartTransparencyGradient_20_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255cm" svg:height="14.105cm" xlink:href=".." xlink:type="simple" chart:class="chart:bar" chart:style-name="ch1">
        <chart:title svg:x="12.792cm" svg:y="0.418cm" chart:style-name="ch2">
          <text:p>Taux de contrôles des ACM</text:p>
        </chart:title>
        <chart:legend chart:legend-position="end" svg:x="27.669cm" svg:y="6.006cm" style:legend-expansion="high" chart:style-name="ch3"/>
        <chart:plot-area chart:style-name="ch4" table:cell-range-address="ACM.A22:ACM.A29 ACM.D21:ACM.D29 ACM.G21:ACM.G29 ACM.J21:ACM.J29 ACM.M21:ACM.M29" chart:data-source-has-labels="both" svg:x="0.625cm" svg:y="2.322cm" svg:width="26.419cm" svg:height="10.52cm">
          <chart:coordinate-region svg:x="1.246cm" svg:y="2.97cm" svg:width="25.373cm" svg:height="9.225cm"/>
          <chart:axis chart:dimension="x" chart:name="primary-x" chart:style-name="ch5" chartooo:axis-type="auto">
            <chartooo:date-scale/>
            <chart:categories table:cell-range-address="ACM.A22:ACM.A29"/>
          </chart:axis>
          <chart:axis chart:dimension="y" chart:name="primary-y" chart:style-name="ch6">
            <chart:title svg:x="11.462cm" svg:y="13.124cm" chart:style-name="ch7">
              <text:p>Taux de contrôles (% structures)</text:p>
            </chart:title>
            <chart:grid chart:style-name="ch8" chart:class="major"/>
          </chart:axis>
          <chart:axis chart:dimension="y" chart:name="secondary-y" chart:style-name="ch9">
            <chart:title svg:x="10.827cm" svg:y="1.48cm" chart:style-name="ch7">
              <text:p>Taux de contrôle Ensemble (axe inversé)</text:p>
            </chart:title>
          </chart:axis>
          <chart:series chart:attached-axis="primary-y" chart:style-name="ch10" chart:values-cell-range-address="ACM.D22:ACM.D29" chart:label-cell-address="ACM.D21:ACM.D21" chart:class="chart:bar">
            <chart:data-point chart:repeated="8"/>
          </chart:series>
          <chart:series chart:attached-axis="primary-y" chart:style-name="ch11" chart:values-cell-range-address="ACM.G22:ACM.G29" chart:label-cell-address="ACM.G21:ACM.G21" chart:class="chart:bar">
            <chart:data-point chart:repeated="8"/>
          </chart:series>
          <chart:series chart:attached-axis="primary-y" chart:style-name="ch12" chart:values-cell-range-address="ACM.J22:ACM.J29" chart:label-cell-address="ACM.J21:ACM.J21" chart:class="chart:bar">
            <chart:data-point chart:repeated="8"/>
          </chart:series>
          <chart:series chart:attached-axis="secondary-y" chart:style-name="ch13" chart:values-cell-range-address="ACM.M22:ACM.M29" chart:label-cell-address="ACM.M21:ACM.M2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c hébergement</text:p>
                <draw:g>
                  <svg:desc>ACM.D21:ACM.D21</svg:desc>
                </draw:g>
              </table:table-cell>
              <table:table-cell office:value-type="string">
                <text:p>sans hébergement</text:p>
                <draw:g>
                  <svg:desc>ACM.G21:ACM.G21</svg:desc>
                </draw:g>
              </table:table-cell>
              <table:table-cell office:value-type="string">
                <text:p>scoutisme</text:p>
                <draw:g>
                  <svg:desc>ACM.J21:ACM.J21</svg:desc>
                </draw:g>
              </table:table-cell>
              <table:table-cell office:value-type="string">
                <text:p>Ensemble</text:p>
                <draw:g>
                  <svg:desc>ACM.M21:ACM.M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1</text:p>
                <draw:g>
                  <svg:desc>ACM.A22:ACM.A29</svg:desc>
                </draw:g>
              </table:table-cell>
              <table:table-cell office:value-type="float" office:value="10.6382978723404">
                <text:p>10.6382978723404</text:p>
                <draw:g>
                  <svg:desc>ACM.D22:ACM.D29</svg:desc>
                </draw:g>
              </table:table-cell>
              <table:table-cell office:value-type="float" office:value="1.329534662868">
                <text:p>1.329534662868</text:p>
                <draw:g>
                  <svg:desc>ACM.G22:ACM.G29</svg:desc>
                </draw:g>
              </table:table-cell>
              <table:table-cell office:value-type="float" office:value="4.10958904109589">
                <text:p>4.10958904109589</text:p>
                <draw:g>
                  <svg:desc>ACM.J22:ACM.J29</svg:desc>
                </draw:g>
              </table:table-cell>
              <table:table-cell office:value-type="float" office:value="2.21311475409836">
                <text:p>2.21311475409836</text:p>
                <draw:g>
                  <svg:desc>ACM.M22:ACM.M29</svg:desc>
                </draw:g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13223140495868">
                <text:p>4.13223140495868</text:p>
              </table:table-cell>
              <table:table-cell office:value-type="float" office:value="2.64350453172205">
                <text:p>2.64350453172205</text:p>
              </table:table-cell>
              <table:table-cell office:value-type="float" office:value="0.884955752212389">
                <text:p>0.884955752212389</text:p>
              </table:table-cell>
              <table:table-cell office:value-type="float" office:value="2.73972602739726">
                <text:p>2.739726027397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4.27892234548336">
                <text:p>4.27892234548336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4.41595441595442">
                <text:p>4.415954415954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1.70940170940171">
                <text:p>1.70940170940171</text:p>
              </table:table-cell>
              <table:table-cell office:value-type="float" office:value="0">
                <text:p>0</text:p>
              </table:table-cell>
              <table:table-cell office:value-type="float" office:value="2.51865671641791">
                <text:p>2.518656716417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6363636363636">
                <text:p>13.6363636363636</text:p>
              </table:table-cell>
              <table:table-cell office:value-type="float" office:value="1.47679324894515">
                <text:p>1.47679324894515</text:p>
              </table:table-cell>
              <table:table-cell office:value-type="float" office:value="2.04081632653061">
                <text:p>2.04081632653061</text:p>
              </table:table-cell>
              <table:table-cell office:value-type="float" office:value="3.63349131121643">
                <text:p>3.633491311216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36942675159236">
                <text:p>0.636942675159236</text:p>
              </table:table-cell>
              <table:table-cell office:value-type="float" office:value="1.08225108225108">
                <text:p>1.08225108225108</text:p>
              </table:table-cell>
              <table:table-cell office:value-type="float" office:value="1.63934426229508">
                <text:p>1.63934426229508</text:p>
              </table:table-cell>
              <table:table-cell office:value-type="float" office:value="1.08063175394846">
                <text:p>1.080631753948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31400966183575">
                <text:p>5.31400966183575</text:p>
              </table:table-cell>
              <table:table-cell office:value-type="float" office:value="2.20264317180617">
                <text:p>2.20264317180617</text:p>
              </table:table-cell>
              <table:table-cell office:value-type="float" office:value="2.1978021978022">
                <text:p>2.1978021978022</text:p>
              </table:table-cell>
              <table:table-cell office:value-type="float" office:value="2.86006128702758">
                <text:p>2.860061287027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3.32326283987915">
                <text:p>3.32326283987915</text:p>
              </table:table-cell>
              <table:table-cell office:value-type="float" office:value="0">
                <text:p>0</text:p>
              </table:table-cell>
              <table:table-cell office:value-type="float" office:value="3.27868852459016">
                <text:p>3.278688524590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opacity draw:name="ChartTransparencyGradient_20_1" draw:display-name="ChartTransparencyGradient 1" draw:style="linear" draw:start="100%" draw:end="100%" draw:angle="90deg" draw:border="0%"/>
    <draw:opacity draw:name="ChartTransparencyGradient_20_2" draw:display-name="ChartTransparencyGradient 2" draw:style="linear" draw:start="100%" draw:end="0%" draw:angle="90deg" draw:border="0%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aw:opacity="50%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Nombre de contrôles EAPS</text:p>
        </chart:title>
        <chart:plot-area chart:style-name="ch3" table:cell-range-address="EAPS.A23:EAPS.B30" chart:data-source-has-labels="column" svg:x="0.32cm" svg:y="1.275cm" svg:width="15.36cm" svg:height="7.545cm">
          <chart:coordinate-region svg:x="0.941cm" svg:y="1.275cm" svg:width="14.552cm" svg:height="6.898cm"/>
          <chart:axis chart:dimension="x" chart:name="primary-x" chart:style-name="ch4" chartooo:axis-type="auto">
            <chartooo:date-scale/>
            <chart:categories table:cell-range-address="EAPS.A23:EAPS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APS.B23:EAPS.B30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21</text:p>
                <draw:g>
                  <svg:desc>EAPS.A23:EAPS.A30</svg:desc>
                </draw:g>
              </table:table-cell>
              <table:table-cell office:value-type="float" office:value="63">
                <text:p>63</text:p>
                <draw:g>
                  <svg:desc>EAPS.B23:EAPS.B30</svg:desc>
                </draw:g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